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8in"/>
    </style:style>
    <style:style style:name="ro1" style:family="table-row">
      <style:table-row-properties style:row-height="0.32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5in" svg:height="3.5453in" svg:x="0.0303in" svg:y="3.174in">
            <draw:object draw:notify-on-update-of-ranges="Sheet1.B5:Sheet1.B8 Sheet1.A5:Sheet1.A5 Sheet1.F5:Sheet1.F8 Sheet1.A9:Sheet1.A9 Sheet1.F9:Sheet1.F12 Sheet1.A13:Sheet1.A13 Sheet1.F13:Sheet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8in" svg:height="3.537in" svg:x="6.4776in" svg:y="3.1921in">
            <draw:object draw:notify-on-update-of-ranges="Sheet1.I5:Sheet1.I6 Sheet1.H5:Sheet1.H5 Sheet1.M5:Sheet1.M6 Sheet1.H7:Sheet1.H7 Sheet1.M7:Sheet1.M8 Sheet1.H9:Sheet1.H9 Sheet1.M9:Sheet1.M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1" table:number-columns-repeated="1022" table:default-cell-style-name="ce5"/>
        <table:table-row table:style-name="ro1">
          <table:table-cell table:style-name="ce3" office:value-type="string" calcext:value-type="string" table:number-columns-spanned="2" table:number-rows-spanned="1">
            <text:p>Single computer; Different terminals</text:p>
          </table:table-cell>
          <table:covered-table-cell/>
          <table:table-cell table:style-name="ce2" table:number-columns-repeated="5"/>
          <table:table-cell table:style-name="ce3" office:value-type="string" calcext:value-type="string" table:number-columns-spanned="2" table:number-rows-spanned="1">
            <text:p>4 different computers</text:p>
          </table:table-cell>
          <table:covered-table-cell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3" office:value-type="string" calcext:value-type="string" table:number-columns-spanned="1" table:number-rows-spanned="2">
            <text:p>t</text:p>
          </table:table-cell>
          <table:table-cell table:style-name="ce3" office:value-type="string" calcext:value-type="string" table:number-columns-spanned="3" table:number-rows-spanned="1">
            <text:p>time elapsed</text:p>
          </table:table-cell>
          <table:covered-table-cell table:number-columns-repeated="2"/>
          <table:table-cell table:style-name="ce3" office:value-type="string" calcext:value-type="string" table:number-columns-spanned="1" table:number-rows-spanned="2">
            <text:p>average</text:p>
          </table:table-cell>
          <table:table-cell table:style-name="ce2"/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3" office:value-type="string" calcext:value-type="string" table:number-columns-spanned="1" table:number-rows-spanned="2">
            <text:p>t</text:p>
          </table:table-cell>
          <table:table-cell table:style-name="ce3" office:value-type="string" calcext:value-type="string" table:number-columns-spanned="3" table:number-rows-spanned="1">
            <text:p>time elapsed</text:p>
          </table:table-cell>
          <table:covered-table-cell table:number-columns-repeated="2"/>
          <table:table-cell table:style-name="ce3" office:value-type="string" calcext:value-type="string" table:number-columns-spanned="1" table:number-rows-spanned="2">
            <text:p>average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table:style-name="ce1" office:value-type="string" calcext:value-type="string">
            <text:p>run 1 </text:p>
          </table:table-cell>
          <table:table-cell table:style-name="ce1" office:value-type="string" calcext:value-type="string">
            <text:p>run 2 </text:p>
          </table:table-cell>
          <table:table-cell table:style-name="ce1" office:value-type="string" calcext:value-type="string">
            <text:p>run 3</text:p>
          </table:table-cell>
          <table:covered-table-cell/>
          <table:table-cell table:style-name="ce2"/>
          <table:covered-table-cell table:number-columns-repeated="2"/>
          <table:table-cell table:style-name="ce1" office:value-type="string" calcext:value-type="string">
            <text:p>run 1 </text:p>
          </table:table-cell>
          <table:table-cell table:style-name="ce1" office:value-type="string" calcext:value-type="string">
            <text:p>run 2 </text:p>
          </table:table-cell>
          <table:table-cell table:style-name="ce1" office:value-type="string" calcext:value-type="string">
            <text:p>run 3</text:p>
          </table:table-cell>
          <table:covered-table-cell/>
          <table:table-cell table:number-columns-repeated="1011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46964" calcext:value-type="float">
            <text:p>0.546964</text:p>
          </table:table-cell>
          <table:table-cell table:style-name="ce1" office:value-type="float" office:value="0.426787" calcext:value-type="float">
            <text:p>0.426787</text:p>
          </table:table-cell>
          <table:table-cell table:style-name="ce1" office:value-type="float" office:value="0.451198" calcext:value-type="float">
            <text:p>0.451198</text:p>
          </table:table-cell>
          <table:table-cell table:style-name="ce1" office:value-type="float" office:value="0.474983" calcext:value-type="float">
            <text:p>0.474983</text:p>
          </table:table-cell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381978" calcext:value-type="float">
            <text:p>2.381978</text:p>
          </table:table-cell>
          <table:table-cell table:style-name="ce1" office:value-type="float" office:value="1.258513" calcext:value-type="float">
            <text:p>1.258513</text:p>
          </table:table-cell>
          <table:table-cell table:style-name="ce1" office:value-type="float" office:value="1.362663" calcext:value-type="float">
            <text:p>1.362663</text:p>
          </table:table-cell>
          <table:table-cell table:style-name="ce1" office:value-type="float" office:value="1.667718" calcext:value-type="float">
            <text:p>1.667718</text:p>
          </table:table-cell>
          <table:table-cell table:number-columns-repeated="1011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68691" calcext:value-type="float">
            <text:p>7.68691</text:p>
          </table:table-cell>
          <table:table-cell table:style-name="ce1" office:value-type="float" office:value="6.381048" calcext:value-type="float">
            <text:p>6.381048</text:p>
          </table:table-cell>
          <table:table-cell table:style-name="ce1" office:value-type="float" office:value="3.465593" calcext:value-type="float">
            <text:p>3.465593</text:p>
          </table:table-cell>
          <table:table-cell table:style-name="ce1" office:value-type="float" office:value="5.844517" calcext:value-type="float">
            <text:p>5.844517</text:p>
          </table:table-cell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682795" calcext:value-type="float">
            <text:p>4.682795</text:p>
          </table:table-cell>
          <table:table-cell table:style-name="ce1" office:value-type="float" office:value="2.638427" calcext:value-type="float">
            <text:p>2.638427</text:p>
          </table:table-cell>
          <table:table-cell table:style-name="ce1" office:value-type="float" office:value="5.022053" calcext:value-type="float">
            <text:p>5.022053</text:p>
          </table:table-cell>
          <table:table-cell table:style-name="ce1" office:value-type="float" office:value="4.114425" calcext:value-type="float">
            <text:p>4.114425</text:p>
          </table:table-cell>
          <table:table-cell table:number-columns-repeated="1011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.918114" calcext:value-type="float">
            <text:p>13.918114</text:p>
          </table:table-cell>
          <table:table-cell table:style-name="ce1" office:value-type="float" office:value="13.540195" calcext:value-type="float">
            <text:p>13.540195</text:p>
          </table:table-cell>
          <table:table-cell table:style-name="ce1" office:value-type="float" office:value="17.092937" calcext:value-type="float">
            <text:p>17.092937</text:p>
          </table:table-cell>
          <table:table-cell table:style-name="ce1" office:value-type="float" office:value="14.85041533" calcext:value-type="float">
            <text:p>14.85041533</text:p>
          </table:table-cell>
          <table:table-cell table:style-name="ce2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.474031" calcext:value-type="float">
            <text:p>16.474031</text:p>
          </table:table-cell>
          <table:table-cell table:style-name="ce1" office:value-type="float" office:value="12.706133" calcext:value-type="float">
            <text:p>12.706133</text:p>
          </table:table-cell>
          <table:table-cell table:style-name="ce1" office:value-type="float" office:value="17.209705" calcext:value-type="float">
            <text:p>17.209705</text:p>
          </table:table-cell>
          <table:table-cell table:style-name="ce1" office:value-type="float" office:value="15.46328967" calcext:value-type="float">
            <text:p>15.46328967</text:p>
          </table:table-cell>
          <table:table-cell table:number-columns-repeated="1011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.997901" calcext:value-type="float">
            <text:p>33.997901</text:p>
          </table:table-cell>
          <table:table-cell table:style-name="ce1" office:value-type="float" office:value="28.528515" calcext:value-type="float">
            <text:p>28.528515</text:p>
          </table:table-cell>
          <table:table-cell table:style-name="ce1" office:value-type="float" office:value="33.216317" calcext:value-type="float">
            <text:p>33.216317</text:p>
          </table:table-cell>
          <table:table-cell table:style-name="ce1" office:value-type="float" office:value="31.91424433" calcext:value-type="float">
            <text:p>31.91424433</text:p>
          </table:table-cell>
          <table:table-cell table:style-name="ce2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.801009" calcext:value-type="float">
            <text:p>31.801009</text:p>
          </table:table-cell>
          <table:table-cell table:style-name="ce1" office:value-type="float" office:value="23.391966" calcext:value-type="float">
            <text:p>23.391966</text:p>
          </table:table-cell>
          <table:table-cell table:style-name="ce1" office:value-type="float" office:value="31.282571" calcext:value-type="float">
            <text:p>31.282571</text:p>
          </table:table-cell>
          <table:table-cell table:style-name="ce1" office:value-type="float" office:value="28.825182" calcext:value-type="float">
            <text:p>28.825182</text:p>
          </table:table-cell>
          <table:table-cell table:number-columns-repeated="1011"/>
        </table:table-row>
        <table:table-row table:style-name="ro2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03187" calcext:value-type="float">
            <text:p>0.503187</text:p>
          </table:table-cell>
          <table:table-cell table:style-name="ce1" office:value-type="float" office:value="0.559047" calcext:value-type="float">
            <text:p>0.559047</text:p>
          </table:table-cell>
          <table:table-cell table:style-name="ce1" office:value-type="float" office:value="0.606459" calcext:value-type="float">
            <text:p>0.606459</text:p>
          </table:table-cell>
          <table:table-cell table:style-name="ce1" office:value-type="float" office:value="0.556231" calcext:value-type="float">
            <text:p>0.556231</text:p>
          </table:table-cell>
          <table:table-cell table:style-name="ce2"/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.978968" calcext:value-type="float">
            <text:p>46.978968</text:p>
          </table:table-cell>
          <table:table-cell table:style-name="ce1" office:value-type="float" office:value="45.075998" calcext:value-type="float">
            <text:p>45.075998</text:p>
          </table:table-cell>
          <table:table-cell table:style-name="ce1" office:value-type="float" office:value="51.603052" calcext:value-type="float">
            <text:p>51.603052</text:p>
          </table:table-cell>
          <table:table-cell table:style-name="ce1" office:value-type="float" office:value="47.886006" calcext:value-type="float">
            <text:p>47.886006</text:p>
          </table:table-cell>
          <table:table-cell table:number-columns-repeated="1011"/>
        </table:table-row>
        <table:table-row table:style-name="ro2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70034" calcext:value-type="float">
            <text:p>6.70034</text:p>
          </table:table-cell>
          <table:table-cell table:style-name="ce1" office:value-type="float" office:value="5.622571" calcext:value-type="float">
            <text:p>5.622571</text:p>
          </table:table-cell>
          <table:table-cell table:style-name="ce1" office:value-type="float" office:value="5.158803" calcext:value-type="float">
            <text:p>5.158803</text:p>
          </table:table-cell>
          <table:table-cell table:style-name="ce1" office:value-type="float" office:value="5.827238" calcext:value-type="float">
            <text:p>5.827238</text:p>
          </table:table-cell>
          <table:table-cell table:style-name="ce2"/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9.868819" calcext:value-type="float">
            <text:p>119.868819</text:p>
          </table:table-cell>
          <table:table-cell table:style-name="ce1" office:value-type="float" office:value="122.850237" calcext:value-type="float">
            <text:p>122.850237</text:p>
          </table:table-cell>
          <table:table-cell table:style-name="ce1" office:value-type="float" office:value="125.255857" calcext:value-type="float">
            <text:p>125.255857</text:p>
          </table:table-cell>
          <table:table-cell table:style-name="ce1" office:value-type="float" office:value="122.6583043" calcext:value-type="float">
            <text:p>122.6583043</text:p>
          </table:table-cell>
          <table:table-cell table:number-columns-repeated="1011"/>
        </table:table-row>
        <table:table-row table:style-name="ro2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.856215" calcext:value-type="float">
            <text:p>15.856215</text:p>
          </table:table-cell>
          <table:table-cell table:style-name="ce1" office:value-type="float" office:value="12.655223" calcext:value-type="float">
            <text:p>12.655223</text:p>
          </table:table-cell>
          <table:table-cell table:style-name="ce1" office:value-type="float" office:value="14.039135" calcext:value-type="float">
            <text:p>14.039135</text:p>
          </table:table-cell>
          <table:table-cell table:style-name="ce1" office:value-type="float" office:value="14.18352433" calcext:value-type="float">
            <text:p>14.18352433</text:p>
          </table:table-cell>
          <table:table-cell table:style-name="ce2"/>
          <table:table-cell table:style-name="ce1" table:number-columns-repeated="2"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.258801" calcext:value-type="float">
            <text:p>36.258801</text:p>
          </table:table-cell>
          <table:table-cell table:style-name="ce1" office:value-type="float" office:value="33.189858" calcext:value-type="float">
            <text:p>33.189858</text:p>
          </table:table-cell>
          <table:table-cell table:style-name="ce1" office:value-type="float" office:value="33.621938" calcext:value-type="float">
            <text:p>33.621938</text:p>
          </table:table-cell>
          <table:table-cell table:style-name="ce1" office:value-type="float" office:value="34.35686567" calcext:value-type="float">
            <text:p>34.35686567</text:p>
          </table:table-cell>
          <table:table-cell table:style-name="ce2"/>
          <table:table-cell table:style-name="ce1" table:number-columns-repeated="2"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86576" calcext:value-type="float">
            <text:p>0.986576</text:p>
          </table:table-cell>
          <table:table-cell table:style-name="ce1" office:value-type="float" office:value="1.009564" calcext:value-type="float">
            <text:p>1.009564</text:p>
          </table:table-cell>
          <table:table-cell table:style-name="ce1" office:value-type="float" office:value="0.987448" calcext:value-type="float">
            <text:p>0.987448</text:p>
          </table:table-cell>
          <table:table-cell table:style-name="ce1" office:value-type="float" office:value="0.9945293333" calcext:value-type="float">
            <text:p>0.994529333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468988" calcext:value-type="float">
            <text:p>5.468988</text:p>
          </table:table-cell>
          <table:table-cell table:style-name="ce1" office:value-type="float" office:value="7.02219" calcext:value-type="float">
            <text:p>7.02219</text:p>
          </table:table-cell>
          <table:table-cell table:style-name="ce1" office:value-type="float" office:value="6.028941" calcext:value-type="float">
            <text:p>6.028941</text:p>
          </table:table-cell>
          <table:table-cell table:style-name="ce1" office:value-type="float" office:value="6.173373" calcext:value-type="float">
            <text:p>6.173373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.665985" calcext:value-type="float">
            <text:p>14.665985</text:p>
          </table:table-cell>
          <table:table-cell table:style-name="ce1" office:value-type="float" office:value="25.566632" calcext:value-type="float">
            <text:p>25.566632</text:p>
          </table:table-cell>
          <table:table-cell table:style-name="ce1" office:value-type="float" office:value="13.577927" calcext:value-type="float">
            <text:p>13.577927</text:p>
          </table:table-cell>
          <table:table-cell table:style-name="ce1" office:value-type="float" office:value="17.936848" calcext:value-type="float">
            <text:p>17.936848</text:p>
          </table:table-cell>
          <table:table-cell table:style-name="ce2"/>
          <table:table-cell table:style-name="ce1" table:number-columns-repeated="2"/>
          <table:table-cell table:style-name="ce2" table:number-columns-repeated="4"/>
          <table:table-cell table:number-columns-repeated="1011"/>
        </table:table-row>
        <table:table-row table:style-name="ro2"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.402711" calcext:value-type="float">
            <text:p>38.402711</text:p>
          </table:table-cell>
          <table:table-cell table:style-name="ce1" office:value-type="float" office:value="41.006283" calcext:value-type="float">
            <text:p>41.006283</text:p>
          </table:table-cell>
          <table:table-cell table:style-name="ce1" office:value-type="float" office:value="38.447953" calcext:value-type="float">
            <text:p>38.447953</text:p>
          </table:table-cell>
          <table:table-cell table:style-name="ce1" office:value-type="float" office:value="39.285649" calcext:value-type="float">
            <text:p>39.285649</text:p>
          </table:table-cell>
          <table:table-cell table:style-name="ce2"/>
          <table:table-cell table:style-name="ce1" table:number-columns-repeated="2"/>
          <table:table-cell table:style-name="ce2" table:number-columns-repeated="4"/>
          <table:table-cell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2:26:22.214110161</meta:creation-date>
    <dc:date>2023-05-28T22:48:00.002958769</dc:date>
    <meta:editing-duration>PT19M56S</meta:editing-duration>
    <meta:editing-cycles>2</meta:editing-cycles>
    <meta:generator>LibreOffice/7.3.7.2$Linux_X86_64 LibreOffice_project/30$Build-2</meta:generator>
    <meta:document-statistic meta:table-count="1" meta:cell-count="1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904cm" svg:y="3.706cm" style:legend-expansion="high" chart:style-name="ch2"/>
        <chart:plot-area chart:style-name="ch3" table:cell-range-address="Sheet1.B5:Sheet1.B8 Sheet1.A5:Sheet1.A5 Sheet1.F5:Sheet1.F16 Sheet1.A9:Sheet1.A9 Sheet1.A13:Sheet1.A13" chart:data-source-has-labels="both" svg:x="1.7cm" svg:y="0.18cm" svg:width="11.885cm" svg:height="7.665cm">
          <chart:coordinate-region svg:x="2.321cm" svg:y="0.379cm" svg:width="11.077cm" svg:height="6.819cm"/>
          <chart:axis chart:dimension="x" chart:name="primary-x" chart:style-name="ch4" chartooo:axis-type="text">
            <chart:title svg:x="6.249cm" svg:y="8.025cm" chart:style-name="ch5">
              <text:p>Number of threads</text:p>
            </chart:title>
            <chart:categories table:cell-range-address="Sheet1.B5:Sheet1.B8"/>
          </chart:axis>
          <chart:axis chart:dimension="y" chart:name="primary-y" chart:style-name="ch4">
            <chart:title svg:x="0.451cm" svg:y="5.26cm" chart:style-name="ch6">
              <text:p>Average runtime
(secs)</text:p>
            </chart:title>
            <chart:grid chart:style-name="ch7" chart:class="major"/>
          </chart:axis>
          <chart:series chart:style-name="ch8" chart:values-cell-range-address="" chart:class="chart:line">
            <chart:data-point/>
          </chart:series>
          <chart:series chart:style-name="ch9" chart:values-cell-range-address="Sheet1.F5:Sheet1.F8" chart:label-cell-address="Sheet1.A5:Sheet1.A5" chart:class="chart:line">
            <chart:data-point chart:repeated="4"/>
          </chart:series>
          <chart:series chart:style-name="ch10" chart:values-cell-range-address="Sheet1.F9:Sheet1.F12" chart:label-cell-address="Sheet1.A9:Sheet1.A9" chart:class="chart:line">
            <chart:data-point chart:repeated="4"/>
          </chart:series>
          <chart:series chart:style-name="ch11" chart:values-cell-range-address="Sheet1.F13:Sheet1.F16" chart:label-cell-address="Sheet1.A13:Sheet1.A1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Sheet1.A5:Sheet1.A5</svg:desc>
                </draw:g>
              </table:table-cell>
              <table:table-cell office:value-type="string">
                <text:p>4000</text:p>
                <draw:g>
                  <svg:desc>Sheet1.A9:Sheet1.A9</svg:desc>
                </draw:g>
              </table:table-cell>
              <table:table-cell office:value-type="string">
                <text:p>8000</text:p>
                <draw:g>
                  <svg:desc>Sheet1.A13:Sheet1.A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5:Sheet1.B8</svg:desc>
                </draw:g>
              </table:table-cell>
              <table:table-cell office:value-type="float" office:value="0.474983">
                <text:p>0.474983</text:p>
                <draw:g>
                  <svg:desc>Sheet1.F5:Sheet1.F8</svg:desc>
                </draw:g>
              </table:table-cell>
              <table:table-cell office:value-type="float" office:value="0.556231">
                <text:p>0.556231</text:p>
                <draw:g>
                  <svg:desc>Sheet1.F9:Sheet1.F12</svg:desc>
                </draw:g>
              </table:table-cell>
              <table:table-cell office:value-type="float" office:value="0.9945293333">
                <text:p>0.9945293333</text:p>
                <draw:g>
                  <svg:desc>Sheet1.F13:Sheet1.F1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844517">
                <text:p>5.844517</text:p>
              </table:table-cell>
              <table:table-cell office:value-type="float" office:value="5.827238">
                <text:p>5.827238</text:p>
              </table:table-cell>
              <table:table-cell office:value-type="float" office:value="6.173373">
                <text:p>6.1733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85041533">
                <text:p>14.85041533</text:p>
              </table:table-cell>
              <table:table-cell office:value-type="float" office:value="14.18352433">
                <text:p>14.18352433</text:p>
              </table:table-cell>
              <table:table-cell office:value-type="float" office:value="17.936848">
                <text:p>17.9368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.91424433">
                <text:p>31.91424433</text:p>
              </table:table-cell>
              <table:table-cell office:value-type="float" office:value="34.35686567">
                <text:p>34.35686567</text:p>
              </table:table-cell>
              <table:table-cell office:value-type="float" office:value="39.285649">
                <text:p>39.285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8.985cm" xlink:href=".." xlink:type="simple" chart:class="chart:line" chart:style-name="ch1">
        <chart:legend chart:legend-position="end" svg:x="13.925cm" svg:y="3.695cm" style:legend-expansion="high" chart:style-name="ch2"/>
        <chart:plot-area chart:style-name="ch3" table:cell-range-address="Sheet1.I5:Sheet1.I6 Sheet1.H5:Sheet1.H5 Sheet1.M5:Sheet1.M10 Sheet1.H7:Sheet1.H7 Sheet1.H9:Sheet1.H9" chart:data-source-has-labels="both" svg:x="1.701cm" svg:y="0.179cm" svg:width="11.904cm" svg:height="7.646cm">
          <chart:coordinate-region svg:x="2.508cm" svg:y="0.378cm" svg:width="11.003cm" svg:height="6.8cm"/>
          <chart:axis chart:dimension="x" chart:name="primary-x" chart:style-name="ch4" chartooo:axis-type="auto">
            <chartooo:date-scale/>
            <chart:title svg:x="6.26cm" svg:y="8.004cm" chart:style-name="ch5">
              <text:p>Number of threads</text:p>
            </chart:title>
            <chart:categories table:cell-range-address="Sheet1.I5:Sheet1.I6"/>
          </chart:axis>
          <chart:axis chart:dimension="y" chart:name="primary-y" chart:style-name="ch4">
            <chart:title svg:x="0.451cm" svg:y="5.25cm" chart:style-name="ch6">
              <text:p>Average runtime
(secs)</text:p>
            </chart:title>
            <chart:grid chart:style-name="ch7" chart:class="major"/>
          </chart:axis>
          <chart:series chart:style-name="ch8" chart:values-cell-range-address="Sheet1.M5:Sheet1.M6" chart:label-cell-address="Sheet1.H5:Sheet1.H5" chart:class="chart:line">
            <chart:data-point chart:repeated="2"/>
          </chart:series>
          <chart:series chart:style-name="ch9" chart:values-cell-range-address="Sheet1.M7:Sheet1.M8" chart:label-cell-address="Sheet1.H7:Sheet1.H7" chart:class="chart:line">
            <chart:data-point chart:repeated="2"/>
          </chart:series>
          <chart:series chart:style-name="ch10" chart:values-cell-range-address="Sheet1.M9:Sheet1.M10" chart:label-cell-address="Sheet1.H9:Sheet1.H9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Sheet1.H5:Sheet1.H5</svg:desc>
                </draw:g>
              </table:table-cell>
              <table:table-cell office:value-type="string">
                <text:p>4000</text:p>
                <draw:g>
                  <svg:desc>Sheet1.H7:Sheet1.H7</svg:desc>
                </draw:g>
              </table:table-cell>
              <table:table-cell office:value-type="string">
                <text:p>8000</text:p>
                <draw:g>
                  <svg:desc>Sheet1.H9:Sheet1.H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I5:Sheet1.I6</svg:desc>
                </draw:g>
              </table:table-cell>
              <table:table-cell office:value-type="float" office:value="1.667718">
                <text:p>1.667718</text:p>
                <draw:g>
                  <svg:desc>Sheet1.M5:Sheet1.M6</svg:desc>
                </draw:g>
              </table:table-cell>
              <table:table-cell office:value-type="float" office:value="15.46328967">
                <text:p>15.46328967</text:p>
                <draw:g>
                  <svg:desc>Sheet1.M7:Sheet1.M8</svg:desc>
                </draw:g>
              </table:table-cell>
              <table:table-cell office:value-type="float" office:value="47.886006">
                <text:p>47.886006</text:p>
                <draw:g>
                  <svg:desc>Sheet1.M9:Sheet1.M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14425">
                <text:p>4.114425</text:p>
              </table:table-cell>
              <table:table-cell office:value-type="float" office:value="28.825182">
                <text:p>28.825182</text:p>
              </table:table-cell>
              <table:table-cell office:value-type="float" office:value="122.6583043">
                <text:p>122.6583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